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cdcdcd"/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cdcdcd"/>
      <style:paragraph-properties fo:text-align="end"/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cdcdcd"/>
      <style:paragraph-properties fo:text-align="en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name-complex="HelveticaNeu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aseline</text:p>
          </table:table-cell>
          <table:table-cell table:style-name="ce1" office:value-type="string">
            <text:p>sessions</text:p>
          </table:table-cell>
          <table:table-cell table:style-name="ce1" office:value-type="string">
            <text:p>temporari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>
            <draw:frame table:end-cell-address="Sheet1.O32" table:end-x="0.3811in" table:end-y="0.1067in" draw:z-index="0" draw:style-name="gr1" svg:width="9.7in" svg:height="3.8in" svg:x="0.4602in" svg:y="0.0232in">
              <draw:object draw:notify-on-update-of-ranges="Sheet1.A1:Sheet1.A1 Sheet1.A1:Sheet1.A21 Sheet1.B1:Sheet1.B1 Sheet1.B1:Sheet1.B21 Sheet1.C1:Sheet1.C1 Sheet1.C1:Sheet1.C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Neue" svg:font-family="HelveticaNeue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5">10/05/2009</text:date>, <text:time>14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5T12:21:27</meta:creation-date>
    <dc:date>2009-10-05T14:27:12</dc:date>
    <meta:editing-duration>PT01H50M33S</meta:editing-duration>
    <meta:editing-cycles>4</meta:editing-cycles>
    <meta:generator>OpenOffice.org/3.1$Unix OpenOffice.org_project/310m11$Build-9399</meta:generator>
    <meta:document-statistic meta:table-count="3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25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74cm" svg:y="3.675cm" chart:style-name="ch2"/>
        <chart:plot-area chart:style-name="ch3" table:cell-range-address="Sheet1.A1:Sheet1.C21" chart:data-source-has-labels="row" svg:x="0.783cm" svg:y="0.193cm" svg:width="19.3cm" svg:height="9.082cm">
          <chart:axis chart:dimension="x" chart:name="primary-x" chart:style-name="ch4">
            <chart:title svg:x="10.356cm" svg:y="8.656cm" chart:style-name="ch5">
              <text:p>time</text:p>
            </chart:title>
          </chart:axis>
          <chart:axis chart:dimension="y" chart:name="primary-y" chart:style-name="ch6">
            <chart:title svg:x="0.493cm" svg:y="6.703cm" chart:style-name="ch7">
              <text:p>memory consumption</text:p>
            </chart:title>
            <chart:grid chart:style-name="ch8" chart:class="major"/>
          </chart:axis>
          <chart:series chart:style-name="ch9" chart:values-cell-range-address="Sheet1.A1:Sheet1.A21" chart:label-cell-address="Sheet1.A1:Sheet1.A1" chart:class="chart:area">
            <chart:data-point chart:repeated="21"/>
          </chart:series>
          <chart:series chart:style-name="ch10" chart:values-cell-range-address="Sheet1.B1:Sheet1.B21" chart:label-cell-address="Sheet1.B1:Sheet1.B1" chart:class="chart:area">
            <chart:data-point chart:repeated="21"/>
          </chart:series>
          <chart:series chart:style-name="ch11" chart:values-cell-range-address="Sheet1.C1:Sheet1.C21" chart:label-cell-address="Sheet1.C1:Sheet1.C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baseline</text:p>
              </table:table-cell>
              <table:table-cell office:value-type="string">
                <text:p text:id="Sheet1.B1:Sheet1.B1">sessions</text:p>
              </table:table-cell>
              <table:table-cell office:value-type="string">
                <text:p text:id="Sheet1.C1:Sheet1.C1"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1:Sheet1.A21">1.#NAN</text:p>
              </table:table-cell>
              <table:table-cell office:value-type="float" office:value="1.#NAN">
                <text:p text:id="Sheet1.B1:Sheet1.B21">1.#NAN</text:p>
              </table:table-cell>
              <table:table-cell office:value-type="float" office:value="1.#NAN">
                <text:p text:id="Sheet1.C1:Sheet1.C2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